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56a3b" officeooo:paragraph-rsid="00156a3b"/>
    </style:style>
    <style:style style:name="P2" style:family="paragraph" style:parent-style-name="Text_20_body">
      <style:text-properties officeooo:rsid="001648a0" officeooo:paragraph-rsid="001648a0"/>
    </style:style>
    <style:style style:name="P3" style:family="paragraph" style:parent-style-name="Text_20_body">
      <style:text-properties officeooo:rsid="001648a0" officeooo:paragraph-rsid="001a8854"/>
    </style:style>
    <style:style style:name="P4" style:family="paragraph" style:parent-style-name="Text_20_body">
      <style:text-properties officeooo:rsid="001691fe" officeooo:paragraph-rsid="001691fe"/>
    </style:style>
    <style:style style:name="P5" style:family="paragraph" style:parent-style-name="Text_20_body">
      <style:text-properties officeooo:rsid="00188ce1" officeooo:paragraph-rsid="00188ce1"/>
    </style:style>
    <style:style style:name="P6" style:family="paragraph" style:parent-style-name="Text_20_body">
      <style:text-properties officeooo:rsid="001a8854" officeooo:paragraph-rsid="001a885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88ce1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mpte rendu TP1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Vandewalle Charles</text:p>
      <text:p text:style-name="P1">M2 WebDsci</text:p>
      <text:h text:style-name="Heading_20_1" text:outline-level="1"><text:soft-page-break/>Etape 1</text:h>
      <text:p text:style-name="P1">J'utilise le fichier <text:span text:style-name="T1">solution.py </text:span><text:span text:style-name="T2">qui contiendra le graphique et constituera une solution à notre problème. Le fichier </text:span><text:span text:style-name="T1">graphProblem.py</text:span><text:span text:style-name="T2"> contient la fonction d'évaluation.</text:span></text:p>
      <text:p text:style-name="P1"><text:span text:style-name="T2">Il y a le fichier </text:span><text:span text:style-name="T1">main_basic.py </text:span><text:span text:style-name="T2">qui permet de créer une solution aléatoire et d'en calculer le résultat pour ensuite dessiner son graphique correspondant.</text:span></text:p>
      <text:p text:style-name="P2"><text:span text:style-name="T2">Les graphiques sont enregistrés dans le fichier </text:span><text:span text:style-name="T1">graph_res</text:span><text:span text:style-name="T2"> sous le nom de l'algorithme utilisé.</text:span></text:p>
      <text:h text:style-name="Heading_20_1" text:outline-level="1">Etape 2</text:h>
      <text:p text:style-name="P2">On définit le voisinage comme un graphique n'ayant qu'un arc différent (un arc de plus ou de moins). </text:p>
      <text:h text:style-name="Heading_20_1" text:outline-level="1">Etape 3</text:h>
      <text:p text:style-name="P4">J'ai décider ici d'implémenter 3 algorithmes : recherche locale itérée ( ILS ), recuit simulé et recherche tabou.</text:p>
      <text:h text:style-name="Heading_20_2" text:outline-level="2">Recherche locale itérée</text:h>
      <text:p text:style-name="P4">j'ai d'abord programmé un algorithme HillCimber sur lequel me basé (fichier <text:span text:style-name="T1">HillCimber.py</text:span><text:span text:style-name="T2">).</text:span></text:p>
      <text:p text:style-name="P4"><text:span text:style-name="T2">Ensuite, j'utilise cet algorithme pour faire une recherche locale itérée ( </text:span><text:span text:style-name="T1">ILS.py</text:span><text:span text:style-name="T2"> ), on utilise HillCimber pour trouver un résultat satisfaisant, on applique à ce résultat une perturbation (ici 10 %) et on recommence HillCimber à partir de cette nouvelle solution</text:span><text:span text:style-name="T3">. on garde la meilleure solution trouvée par les itérations de HillCimber.</text:span></text:p>
      <text:p text:style-name="P5"><text:span text:style-name="T2">À l'éxécution, le fichier </text:span><text:span text:style-name="T1">ILS.py </text:span><text:span text:style-name="T2">indique chaque nouvelle itérations à partir des nouvelles solutions.</text:span></text:p>
      <text:h text:style-name="Heading_20_2" text:outline-level="2">Recuit simulé</text:h>
      <text:p text:style-name="P5">Dans le fichier<text:span text:style-name="T1"> SA.py</text:span></text:p>
      <text:h text:style-name="Heading_20_2" text:outline-level="2">Recherche Tabou</text:h>
      <text:p text:style-name="P6">Dans le fichier <text:span text:style-name="T1">TS.py</text:span></text:p>
      <text:p text:style-name="P6"><text:span text:style-name="T2"/></text:p>
      <text:h text:style-name="Heading_20_1" text:outline-level="1">Resultat</text:h>
      <text:p text:style-name="P3"><text:span text:style-name="T2">Les graphiques sont enregistrés dans le fichier </text:span><text:span text:style-name="T1">graph_res</text:span><text:span text:style-name="T2"> sous le nom de l'algorithme utilisé.</text:span></text:p>
      <text:p text:style-name="P6"><text:span text:style-name="T2">Les résultats des fonctions objectives des solutions trouvées par les algorithmes sont affichés à l'éxécution. J'ai noté les meilleurs résultats que j'ai pu trouvé dans le fichier </text:span><text:span text:style-name="T1">resultat.md</text:span><text:span text:style-name="T2"> et j'ai enregistré leur graphique correspondant dans le fichier </text:span><text:span text:style-name="T1">best_graph</text:span><text:span text:style-name="T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11:16:39.375543878</meta:creation-date>
    <dc:date>2023-09-28T12:07:40.293599651</dc:date>
    <meta:editing-duration>PT10M1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22" meta:word-count="255" meta:character-count="1686" meta:non-whitespace-character-count="1452"/>
  </office:meta>
</office:document-meta>
</file>